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5cm" fo:min-width="5.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3.75cm" fo:min-width="5.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1.5cm" fo:min-width="5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6cm" svg:height="5.25cm" svg:x="1cm" svg:y="1.5cm">
          <text:p text:style-name="P1">Acess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1cm" svg:y="2.75cm">
          <text:p text:style-name="P1">-Usuário</text:p>
          <text:p text:style-name="P1">-Senha</text:p>
          <text:p text:style-name="P1">-Pesso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1.75cm" svg:x="1cm" svg:y="5cm">
          <text:p text:style-name="P1">+login</text:p>
          <text:p text:style-name="P1">+histori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3T12:37:18.011000000</meta:creation-date>
    <dc:date>2021-06-23T12:44:43.971000000</dc:date>
    <meta:editing-duration>PT7M26S</meta:editing-duration>
    <meta:editing-cycles>1</meta:editing-cycles>
    <meta:document-statistic meta:object-count="3"/>
    <meta:generator>LibreOffice/7.1.3.2$Windows_X86_64 LibreOffice_project/47f78053abe362b9384784d31a6e56f8511eb1c1</meta:generator>
  </office:meta>
</office:document-meta>
</file>